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2917in" fo:orphans="2" fo:widows="2" fo:text-indent="0in" style:auto-text-indent="false"/>
      <style:text-properties fo:font-variant="normal" fo:text-transform="none" fo:color="#001d35" style:font-name="Google Sans" fo:font-size="15pt" fo:letter-spacing="normal" fo:font-style="normal" fo:font-weight="bold"/>
    </style:style>
    <style:style style:name="P2" style:family="paragraph" style:parent-style-name="Standard">
      <style:paragraph-properties fo:margin-left="0in" fo:margin-right="0in" fo:margin-top="0in" fo:margin-bottom="0.1665in" style:line-height-at-least="0.25in" fo:orphans="2" fo:widows="2" fo:text-indent="0in" style:auto-text-indent="false" fo:padding="0in" fo:border="none"/>
      <style:text-properties fo:font-variant="normal" fo:text-transform="none" fo:color="#0a0a0a" fo:letter-spacing="normal"/>
    </style:style>
    <style:style style:name="P3" style:family="paragraph" style:parent-style-name="Standard">
      <style:paragraph-properties fo:margin-left="0in" fo:margin-right="0in" fo:margin-top="0.1252in" fo:margin-bottom="0.1665in" style:line-height-at-least="0.25in" fo:orphans="2" fo:widows="2" fo:text-indent="0in" style:auto-text-indent="false" fo:padding="0in" fo:border="none"/>
      <style:text-properties fo:font-variant="normal" fo:text-transform="none" fo:color="#0a0a0a" style:font-name="Google Sans" fo:font-size="12pt" fo:letter-spacing="normal" fo:font-style="normal" fo:font-weight="normal"/>
    </style:style>
    <style:style style:name="P4" style:family="paragraph" style:parent-style-name="Text_20_body" style:list-style-name="L1">
      <style:paragraph-properties fo:margin-top="0in" fo:margin-bottom="0in" fo:line-height="100%" fo:orphans="2" fo:widows="2" fo:padding="0in" fo:border="none"/>
      <style:text-properties fo:font-variant="normal" fo:text-transform="none" fo:color="#0a0a0a" fo:letter-spacing="normal"/>
    </style:style>
    <style:style style:name="P5" style:family="paragraph" style:parent-style-name="Text_20_body" style:list-style-name="L2">
      <style:paragraph-properties fo:margin-top="0in" fo:margin-bottom="0in" fo:line-height="100%" fo:orphans="2" fo:widows="2" fo:padding="0in" fo:border="none"/>
      <style:text-properties fo:font-variant="normal" fo:text-transform="none" fo:color="#0a0a0a" fo:letter-spacing="normal"/>
    </style:style>
    <style:style style:name="P6" style:family="paragraph" style:parent-style-name="Text_20_body" style:list-style-name="L1">
      <style:paragraph-properties fo:margin-left="0in" fo:margin-right="0in" fo:margin-top="0in" fo:margin-bottom="0in" style:line-height-at-least="0.25in" fo:orphans="2" fo:widows="2" fo:text-indent="0in" style:auto-text-indent="false" fo:padding="0in" fo:border="none"/>
    </style:style>
    <style:style style:name="P7" style:family="paragraph" style:parent-style-name="Text_20_body" style:list-style-name="L2">
      <style:paragraph-properties fo:margin-left="0in" fo:margin-right="0in" fo:margin-top="0in" fo:margin-bottom="0in" style:line-height-at-least="0.25in" fo:orphans="2" fo:widows="2" fo:text-indent="0in" style:auto-text-indent="false" fo:padding="0in" fo:border="none"/>
    </style:style>
    <style:style style:name="P8" style:family="paragraph" style:parent-style-name="Text_20_body" style:list-style-name="L2">
      <style:paragraph-properties fo:margin-left="0in" fo:margin-right="0in" fo:margin-top="0in" fo:margin-bottom="0in" style:line-height-at-least="0.25in" fo:orphans="2" fo:widows="2" fo:text-indent="0in" style:auto-text-indent="false" fo:padding="0in" fo:border="none"/>
      <style:text-properties fo:font-variant="normal" fo:text-transform="none" fo:color="#0a0a0a" style:font-name="Google Sans" fo:font-size="12pt" fo:letter-spacing="normal" fo:font-style="normal" fo:font-weight="normal"/>
    </style:style>
    <style:style style:name="P9" style:family="paragraph" style:parent-style-name="Text_20_body">
      <style:paragraph-properties fo:margin-left="0in" fo:margin-right="0in" fo:margin-top="0in" fo:margin-bottom="0in" style:line-height-at-least="0.25in" fo:orphans="2" fo:widows="2" fo:text-indent="0in" style:auto-text-indent="false" fo:padding="0in" fo:border="none"/>
      <style:text-properties fo:font-variant="normal" fo:text-transform="none" fo:color="#0a0a0a" style:font-name="Google Sans" fo:font-size="12pt" fo:letter-spacing="normal" fo:font-style="normal" style:text-underline-style="solid" style:text-underline-width="auto" style:text-underline-color="font-color" fo:font-weight="normal"/>
    </style:style>
    <style:style style:name="P10" style:family="paragraph" style:parent-style-name="Text_20_body">
      <style:paragraph-properties fo:margin-left="0in" fo:margin-right="0in" fo:margin-top="0.1252in" fo:margin-bottom="0.1665in" style:line-height-at-least="0.25in" fo:orphans="2" fo:widows="2" fo:text-indent="0in" style:auto-text-indent="false" fo:padding="0in" fo:border="none"/>
      <style:text-properties fo:font-variant="normal" fo:text-transform="none" fo:color="#0a0a0a" style:font-name="Google Sans" fo:font-size="12pt" fo:letter-spacing="normal" fo:font-style="normal" fo:font-weight="normal"/>
    </style:style>
    <style:style style:name="T1" style:family="text">
      <style:text-properties style:font-name="Google Sans" fo:font-size="12pt" fo:font-style="normal" fo:font-weight="normal"/>
    </style:style>
    <style:style style:name="T2" style:family="text">
      <style:text-properties fo:color="#545d7e" style:font-name="Google Sans" fo:font-size="8.25pt" fo:font-style="normal" fo:font-weight="bold"/>
    </style:style>
    <style:style style:name="T3" style:family="text">
      <style:text-properties fo:font-variant="normal" fo:text-transform="none" fo:color="#0a0a0a" style:font-name="Google Sans" fo:font-size="12pt" fo:letter-spacing="normal" fo:font-style="normal" fo:font-weight="bold"/>
    </style:style>
    <style:style style:name="T4" style:family="text">
      <style:text-properties fo:font-variant="normal" fo:text-transform="none" fo:color="#0a0a0a" style:font-name="Google Sans" fo:font-size="12pt" fo:letter-spacing="normal" fo:font-style="normal" fo:font-weight="normal"/>
    </style:style>
    <style:style style:name="T5" style:family="text">
      <style:text-properties fo:color="#001d35" style:font-name="Google Sans" fo:font-size="15pt"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ata analysts gather, clean, and interpret complex datasets to help organizations make informed decisions. They utilize technical skills in SQL, Python, or R, alongside visualization tools like Tableau or Power BI, to create actionable reports and dashboards for stakeholders. </text:span><text:bookmark text:name="img-OT_iaeGfC521ptQPoLCGmAs_1"/></text:p>
      <text:p text:style-name="P1">Essential Skills</text:p>
      <text:p text:style-name="P3">To be effective, data analysts must possess a blend of technical proficiency and soft skills: </text:p>
      <text:list xml:id="list3403718949996435037" text:style-name="L1">
        <text:list-item>
          <text:p text:style-name="P6"><text:span text:style-name="Strong_20_Emphasis"><text:span text:style-name="T3">Technical Tools &amp; Programming:</text:span></text:span></text:p>
          <text:list>
            <text:list-item>
              <text:p text:style-name="P6"><text:span text:style-name="Strong_20_Emphasis"><text:span text:style-name="T3">SQL: </text:span></text:span><text:span text:style-name="T4">Essential for querying databases and manipulating data.</text:span></text:p>
            </text:list-item>
            <text:list-item>
              <text:p text:style-name="P6"><text:span text:style-name="Strong_20_Emphasis"><text:span text:style-name="T3">Programming Languages:</text:span></text:span><text:span text:style-name="T4">Proficiency in Python or R for data analysis and manipulation.</text:span></text:p>
            </text:list-item>
            <text:list-item>
              <text:p text:style-name="P6"><text:span text:style-name="Strong_20_Emphasis"><text:span text:style-name="T3">Visualization Software: </text:span></text:span><text:span text:style-name="T4">Experience with Tableau, Power BI, or similar tools to create dashboards.</text:span></text:p>
            </text:list-item>
            <text:list-item>
              <text:p text:style-name="P6"><text:span text:style-name="Strong_20_Emphasis"><text:span text:style-name="T3">Spreadsheets:</text:span></text:span><text:span text:style-name="T4">Advanced skills in Microsoft Excel for quick analytics.</text:span></text:p>
            </text:list-item>
          </text:list>
        </text:list-item>
        <text:list-item>
          <text:p text:style-name="P6"><text:span text:style-name="Strong_20_Emphasis"><text:span text:style-name="T3">Analytical &amp; Mathematical:</text:span></text:span></text:p>
          <text:list>
            <text:list-item>
              <text:p text:style-name="P6"><text:span text:style-name="Strong_20_Emphasis"><text:span text:style-name="T3">Statistics: </text:span></text:span><text:span text:style-name="T4">Understanding descriptive statistics, hypothesis testing, and regression analysis.</text:span></text:p>
            </text:list-item>
            <text:list-item>
              <text:p text:style-name="P6"><text:span text:style-name="Strong_20_Emphasis"><text:span text:style-name="T3">Data Cleaning: </text:span></text:span><text:span text:style-name="T4">Ability to handle missing values, correct errors, and remove inconsistencies.</text:span></text:p>
            </text:list-item>
            <text:list-item>
              <text:p text:style-name="P6"><text:span text:style-name="Strong_20_Emphasis"><text:span text:style-name="T3">Mathematical Modeling: </text:span></text:span><text:span text:style-name="T4">Using math to calculate and interpret data trends.</text:span></text:p>
            </text:list-item>
          </text:list>
        </text:list-item>
        <text:list-item>
          <text:p text:style-name="P6"><text:span text:style-name="Strong_20_Emphasis"><text:span text:style-name="T3">Soft Skills:</text:span></text:span></text:p>
          <text:list>
            <text:list-item>
              <text:p text:style-name="P6"><text:span text:style-name="Strong_20_Emphasis"><text:span text:style-name="T3">Communication &amp; Storytelling: </text:span></text:span><text:span text:style-name="T4">Translating complex findings into clear, actionable insights for non-technical stakeholders.</text:span></text:p>
            </text:list-item>
            <text:list-item>
              <text:p text:style-name="P6"><text:span text:style-name="Strong_20_Emphasis"><text:span text:style-name="T3">Critical Thinking &amp; Problem-Solving: </text:span></text:span><text:span text:style-name="T4">Identifying patterns to solve specific business problems and spotting gaps in work.</text:span></text:p>
            </text:list-item>
            <text:list-item>
              <text:p text:style-name="P6"><text:span text:style-name="Strong_20_Emphasis"><text:span text:style-name="T3">Collaboration: </text:span></text:span><text:span text:style-name="T4">Working with programmers, engineers, and leadership to improve data systems.</text:span></text:p>
            </text:list-item>
            <text:list-item>
              <text:p text:style-name="P6"><text:span text:style-name="T4"/></text:p>
              <text:p text:style-name="P4"><draw:frame draw:style-name="fr1" draw:name="graphics2" text:anchor-type="as-char" svg:width="0.1252in" svg:height="0.1252in" draw:z-index="0"><draw:image xlink:href="data:image/png;base64,iVBORw0KGgoAAAANSUhEUgAAAHIAAAByCAYAAACP3YV9AAAFT0lEQVR4nO2dS2hdVRRA19NWAmIhUpFgqNiCDqLR2oFGdKRUJ/5eVVQcqNRaP+ioCkq1SBSsOPBXpCmIH/CXplYQLKiTUlOQmlJ1UNHUaKGIYlEptCb1OdgJtWpMcs/Z+767716TN3p7H+6699zzu+c0Wq0WRTh8b6PQ/yY5C3gbWApMpARqExrAUWA18HpKoI4NxXzMS0lakCXAu4jEssqgxSvAacDzGN+gJ1gmA7qBQY5J9MaJwLPAYxhfW8tkZwLvARcY5iyLtcA6y4RWIhcDW4BlRvnagbVAP9BhkcxC5GKOfyfWiUeBl4BTtRNpi1yESLxQOU87cyewEVigmURT5BKkOq2zxClWIC3ak7USaInsA3YQEv9OE3gNOF0juIbIPuAdlApccZrAVqTdkJXcIi9BJHZnjuuJi5C+9KKcQXOK7EMKGBJnZikwhPSts5BL5MVIw6YrU7w6sAx4H+jJESyHyD6kixHvxLnTC3yIXMMkUkVONWyiOi1ON3INk2SmiGwCmwmJOehGrmWzaIAUkc8R78ScdCHXtBApIpNmloP/pPA1tZ6PDJQIkU4IkU4IkU4IkU4IkU4IkU4IkU6o0uLgg8B2YL5RvnHgMqDTKF8SVRL5FXCtcc7twKXGOQsRVasTQqQTQqQTQqQTQqQTQqQTQqQTqtSPLINtwAHgsEGujslchQiR/09/2QWYLVG1OiFEOiFEOiFEOiFEOqFKrdYFwPnAKWUXZBoayBzmCHDEOnmVRPYCu8suxCxYj+zm4XrnqzrwEPAUxg9JlZ7IKrFm8vdhoNgugXMknkg91gAPWCULkbo8A9xlkShE6jIfeBFYpZ0oROpzErIf3R2aSUKkDfOQbslyrQQh0o6FwFvAlRrBQ6QtncAbwOW5A4dIexYCryIjVdlIEbk3WynqxxnIaQRZdr2CNJF3A5/kKkgN6QXeBM7NESxF5DfASuCLHAWpKechDaCzUwOlviP3ATciX0oFxegBXiBx3/McjZ29wM3Ek5nCcmAAOaGoELlarV8CtwE/ZYpXR5rApqJ/ztn92APcSshM4Zyif8zdj/wIuAX4OXPcYAY0BgQ+RqrZXxRiB9OgNbKzDZmH+1MpfvAPNIfohpDzFMcVcwSTaI+1DgD3A38o56k9FoPmGxGZ8WQqYjX7MYAcjhkoYTmN9TSyGClQwFJkC3iEkKmC9cTyBCJzvXFe95Sx0nwCeV9uQZYLmqzELsDvyDGBWWfytSjrk4EjwM6Scs+F38ouwGyJNTtOCJFOCJFOCJFOCJFOSGm1Tp1WZ7W91x4qtBOVNSkiVyALba3oIkROS1StTgiRTgiRTgiRTgiRTgiRTgiRTqjSzlc9wFZsDznL9iGqNlUS2QlcU3Yh2pWoWp0QIp0QIp0QIp0QIp0QIp0QIp0QIp2QIrJdV4hXmcLXNEXkgyQckxf8iwPINS1EisghZN3O/oQYgfAdss/OUNEAqe/IYeAmQmYKI8AVJH4Lk6OxM4zsR/djhlh143PgBuDb1EC5Wq07geuJd+Zc2IVUp6M5guXsfgwjd1dUszOzA7nxx3IFzN2P/BS5y77OHNcTg8DVwA85g2oMCHwGXIXU/8HxDCKbFR/MHVhrZGcf8mSGzGNsBm4HftUIrjlEN4a8B+ou8yjwMnISzyGtJNpjrd8jXZO6ymwBTwL3IZtLqGExaD6KyBwxyNVu9APrMNgl02r2YxSpZncZ5SubFvAEsg2Nu4NAx4DrqMY5ySkcQjZRfNwyqfV85H5E5gfGea0YB+4BNlgnLmOB8hiyif0mpIviYfvPBtI6XY0clWTOX+bHvHa/J8qzAAAAAElFTkSuQmCC" xlink:type="simple" xlink:show="embed" xlink:actuate="onLoad"/><svg:title>iSchool | Syracuse University</svg:title></draw:frame><text:span text:style-name="T5">Key Tasks and Responsibilities</text:span></text:p>
            </text:list-item>
          </text:list>
        </text:list-item>
      </text:list>
      <text:p text:style-name="P10">Data analysts manage the entire lifecycle of data, from acquisition to interpretation: </text:p>
      <text:list xml:id="list4267954551004303069" text:style-name="L2">
        <text:list-item>
          <text:p text:style-name="P7"><text:span text:style-name="Strong_20_Emphasis"><text:span text:style-name="T3">Data Acquisition &amp; Management:</text:span></text:span></text:p>
          <text:list>
            <text:list-item>
              <text:p text:style-name="P8">Collecting data from primary and secondary sources, including databases, APIs, and web scraping.</text:p>
            </text:list-item>
            <text:list-item>
              <text:p text:style-name="P8">Designing and maintaining databases and data systems.</text:p>
            </text:list-item>
            <text:list-item>
              <text:p text:style-name="P8">Ensuring data integrity and usefulness through continuous maintenance.</text:p>
            </text:list-item>
          </text:list>
        </text:list-item>
        <text:list-item>
          <text:p text:style-name="P7"><text:span text:style-name="Strong_20_Emphasis"><text:span text:style-name="T3">Analysis &amp; Interpretation:</text:span></text:span></text:p>
          <text:list>
            <text:list-item>
              <text:p text:style-name="P8">Filtering and cleaning data to remove inconsistencies and errors.</text:p>
            </text:list-item>
            <text:list-item>
              <text:p text:style-name="P8">Applying statistical techniques to identify trends and patterns.</text:p>
            </text:list-item>
            <text:list-item>
              <text:p text:style-name="P8">Profiling, cleaning, and transforming data for analysis.</text:p>
            </text:list-item>
          </text:list>
        </text:list-item>
        <text:list-item>
          <text:p text:style-name="P7"><text:soft-page-break/><text:span text:style-name="Strong_20_Emphasis"><text:span text:style-name="T3">Reporting &amp; Visualization:</text:span></text:span></text:p>
          <text:list>
            <text:list-item>
              <text:p text:style-name="P8">Creating regular reports and dashboards to communicate findings.</text:p>
            </text:list-item>
            <text:list-item>
              <text:p text:style-name="P8">Developing data visualizations that illustrate trends for executive leadership.</text:p>
            </text:list-item>
            <text:list-item>
              <text:p text:style-name="P8">Documenting the steps of the data analysis process for stakeholders.</text:p>
            </text:list-item>
          </text:list>
        </text:list-item>
      </text:list>
      <text:p text:style-name="P9"/>
      <text:p text:style-name="P9">https://www.g2.com/articles/data-analysis-process</text:p>
      <text:list xml:id="list34788793" text:continue-numbering="true" text:style-name="L2">
        <text:list-item>
          <text:list>
            <text:list-header>
              <text:p text:style-name="P5"/>
            </text:list-header>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4-17T14:43:28.65</meta:creation-date>
    <dc:date>2026-04-17T14:52:04.39</dc:date>
    <meta:editing-duration>PT8M37S</meta:editing-duration>
    <meta:editing-cycles>2</meta:editing-cycles>
    <meta:generator>OpenOffice/4.1.16$Win32 OpenOffice.org_project/4116m3$Build-9816</meta:generator>
    <meta:document-statistic meta:table-count="0" meta:image-count="1" meta:object-count="0" meta:page-count="2" meta:paragraph-count="31" meta:word-count="308" meta:character-count="2246"/>
  </office:meta>
</office:document-meta>
</file>